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text:line-break/>Lo que planteas es crucial porque el <text:span text:style-name="Strong_20_Emphasis">individuo como “componente”</text:span> es la pieza de ensamblaje que hace real al sistema: allí convergen la memoria (ADN) y el procesador (reproducción), y gracias a esa integración, la vida funciona como una máquina de cálculo distribuida.</text:p>
      <text:p text:style-name="Text_20_body">Te redacto un único texto largo (≈1500 palabras), en forma de un párrafo continuo, con un tono claro, técnico-explicativo pero también reflexivo, para mantener la coherencia con lo ya escrito:</text:p>
      <text:p text:style-name="Horizontal_20_Line"/>
      <text:p text:style-name="Text_20_body">El individuo es, desde el punto de vista de nuestra arquitectura, la unidad básica y el único componente del sistema inteligente de la vida. Hasta ahora hemos descrito dos piezas fundamentales: por un lado el <text:span text:style-name="Strong_20_Emphasis">ADN</text:span>, que actúa como memoria inmutable, contenedor de la información que define las instrucciones necesarias para el funcionamiento del sistema; por otro, la <text:span text:style-name="Strong_20_Emphasis">reproducción</text:span>, que actúa como procesador, el mecanismo mediante el cual la información contenida en esa memoria se transforma, se replica y se reorganiza para dar lugar a nuevas configuraciones. Pero ambas piezas, por sí solas, no tienen existencia operativa en el mundo: el ADN aislado es solo una cadena de información latente, incapaz de actuar o modificarse; la reproducción, sin un soporte que le dé estructura y contenido, es una función vacía, sin datos sobre los que operar. Es aquí donde aparece el <text:span text:style-name="Strong_20_Emphasis">individuo</text:span> como chasis o encapsulado: es la forma concreta en la que la vida organiza estos dos elementos en un cuerpo único que los contiene, los protege y los hace interactuar de manera funcional. Podemos imaginar al individuo como un contenedor lógico en el cual se ensamblan la memoria (ADN) y el procesador (reproducción), de tal modo que su interacción queda delimitada y autocontenida. El ADN se encuentra encapsulado en su interior, inaccesible desde el exterior; ningún agente externo puede entrar y reescribirlo directamente, porque la vida lo ha protegido bajo una lógica cerrada. Lo que sí puede hacerse es permitir que, mediante la reproducción, esa información se exprese, se copie, se transforme y se propague hacia nuevas generaciones de individuos. Este encapsulamiento no es trivial: es la forma en que la vida asegura que su información se mantenga coherente, que no se degrade por manipulaciones directas, y que solo a través de procesos internos regulados pueda modificarse o transmitirse. Así, el individuo se convierte en una <text:span text:style-name="Strong_20_Emphasis">cápsula de inteligencia</text:span>: contiene la memoria, contiene el método para procesarla, y además posee la estructura necesaria para cumplir con un ciclo vital que asegura que ambos elementos trabajen juntos de manera ordenada.</text:p>
      <text:p text:style-name="Text_20_body">El hecho de que el individuo sea el único componente del sistema inteligente nos da una visión poderosa de la simplicidad y la eficiencia de la vida. La vida no necesita miles de piezas distintas ni un catálogo complejo de elementos: todo lo que hace, toda la complejidad que vemos desplegada en el planeta, surge de la repetición masiva de un único componente universal: el individuo. Esta idea, aunque pueda parecer sorprendente, tiene un paralelismo inmediato con el modo en que funcionan los sistemas de cálculo modernos: un procesador puede contener millones de transistores idénticos, y sin embargo, a partir de esa homogeneidad, emergen funciones extraordinariamente complejas. Del mismo modo, el sistema de la vida se basa en un principio de economía radical: construirlo todo con una sola pieza que se repite indefinidamente, pero que, gracias a la diversidad inherente a la reproducción, nunca genera dos instancias idénticas. Cada individuo, entonces, es a la vez igual y diferente: igual en su estructura fundamental —todos contienen ADN y la función de reproducción—, pero diferente en la información que encapsulan y en la forma en que interactúan con el entorno. Esta combinación de <text:soft-page-break/>simplicidad estructural y diversidad informacional es lo que le da al sistema su potencia y su flexibilidad.</text:p>
      <text:p text:style-name="Text_20_body">El individuo, en este sentido, no es solo una caja cerrada que protege el ADN: es también un <text:span text:style-name="Strong_20_Emphasis">organizador lógico</text:span> del proceso. Su ciclo de vida garantiza que las etapas se sucedan en el orden necesario: nacer, desplegar la información contenida en el ADN, reproducirse transmitiendo o transformando esa información, y finalmente morir, liberando espacio y recursos para que nuevas unidades puedan ocupar su lugar. Si no existiera el individuo como contenedor de estas etapas, la vida no tendría un mecanismo claro para secuenciar su funcionamiento. El individuo no es pasivo: es un actor que ejecuta, en su propia existencia, el cálculo que la vida realiza. Y cada uno de estos cálculos individuales, al sumarse a los de millones y millones de otros individuos, constituye el pensamiento colectivo del sistema. De ahí que podamos afirmar que la vida como sistema no existe “fuera” de los individuos: existe “en” ellos, y a través de ellos. El sistema completo no es una máquina centralizada con piezas subordinadas, sino una red descentralizada donde cada individuo es, en sí mismo, el componente completo y autosuficiente de esa inteligencia mayor.</text:p>
      <text:p text:style-name="Text_20_body">Este modelo también nos ayuda a comprender por qué la vida insiste en mantener la autonomía de los individuos. Si el ADN fuera accesible desde fuera, bastaría con que una alteración accidental o un agente externo lo modificara para que todo el sistema se volviera frágil. Al encapsularlo, la vida crea compartimentos estancos: si un individuo falla, su error queda confinado en él y no se propaga a todos los demás. La reproducción puede generar individuos distintos, sí, pero siempre siguiendo un proceso controlado y limitado a ese chasis. Esta estrategia refuerza la robustez del sistema: es la misma lógica que emplean los sistemas distribuidos modernos en informática, donde cada nodo funciona con su propio espacio protegido, de manera que un error en un nodo no colapsa toda la red. La vida, entonces, inventó mucho antes que nosotros el principio de la contención y la modularidad.</text:p>
      <text:p text:style-name="Text_20_body">El individuo, como único componente del sistema inteligente, también tiene otra característica fundamental: es <text:span text:style-name="Strong_20_Emphasis">irreductible</text:span>. No podemos partirlo en elementos más pequeños sin destruir su capacidad de funcionar. Un ADN sin individuo es memoria muerta; una reproducción sin individuo es un procedimiento vacío. Solo cuando ambos elementos están ensamblados en el chasis del individuo surge el fenómeno completo: la vida en acto, el cálculo en marcha. Esto lo convierte en una unidad mínima, pero a la vez completa. Y el sistema inteligente de la vida no está hecho de otra cosa que de la suma de estos millones de unidades mínimas, cada una ejecutando su propio ciclo, cada una aportando su pequeña parte al gran cálculo colectivo.</text:p>
      <text:p text:style-name="Text_20_body">Esta visión nos da una enseñanza profunda: la inteligencia de la vida no reside en una entidad central, ni en un diseño externo que coordina cada paso, sino en la suma descentralizada de millones de componentes idénticos en estructura, distintos en información, que se organizan espontáneamente en un sistema mayor. La vida no tiene otro recurso que el individuo, y sin embargo, con esa única herramienta ha construido toda la riqueza de formas, conductas y pensamientos que vemos en el planeta. Cada planta, cada animal, cada ser humano, cada organismo es una instancia de ese único componente universal. Y al repetirlo y variarlo, la vida alcanza una diversidad casi infinita, siempre construida a partir de la misma base.</text:p>
      <text:p text:style-name="Text_20_body"><text:soft-page-break/>En conclusión, el individuo es mucho más que un organismo: es el <text:span text:style-name="Strong_20_Emphasis">chasis lógico del sistema vivo</text:span>. Encapsula el ADN como memoria, aloja la reproducción como procesador, organiza su interacción a través de un ciclo vital, y protege el conjunto mediante un encapsulamiento que asegura coherencia y robustez. Es el único componente del sistema inteligente, el bloque fundamental a partir del cual la vida edifica toda su complejidad. Y es precisamente en esta aparente simplicidad, en el hecho de que todo se sostenga sobre una única pieza repetida y variada, donde encontramos una de las características más poderosas y elegantes de la vida: su capacidad de generar inteligencia a partir de la modularidad, la descentralización y la diferencia.</text:p>
      <text:p text:style-name="Horizontal_20_Line"/>
      <text:p text:style-name="Text_20_body">¿Quieres que en la siguiente sección (cuando hablemos del ciclo de vida) lo desarrolle con este mismo tono explicativo y lógico, o prefieres que lo hagamos en forma más narrativa, casi como una metáfora del nacimiento, la reproducción y la muerte vistos como “instrucciones” de la máquina de la vid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9-06T19:06:58.573000000</meta:creation-date>
    <dc:date>2025-09-06T19:17:04.843000000</dc:date>
    <meta:editing-duration>PT10M7S</meta:editing-duration>
    <meta:editing-cycles>1</meta:editing-cycles>
    <meta:document-statistic meta:table-count="0" meta:image-count="0" meta:object-count="0" meta:page-count="3" meta:paragraph-count="10" meta:word-count="1358" meta:character-count="8445" meta:non-whitespace-character-count="7098"/>
    <meta:generator>LibreOffice/7.3.5.2$Windows_X86_64 LibreOffice_project/184fe81b8c8c30d8b5082578aee2fed2ea847c01</meta:generator>
  </office:meta>
</office:document-meta>
</file>